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/>
    </style:style>
    <style:style style:name="P2" style:family="paragraph" style:parent-style-name="Standard">
      <style:paragraph-properties fo:text-align="start" style:justify-single-word="false"/>
      <style:text-properties fo:font-weight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/>
    </style:style>
    <style:style style:name="P6" style:family="paragraph" style:parent-style-name="Standard">
      <style:paragraph-properties fo:text-align="start" style:justify-single-word="false"/>
      <style:text-properties fo:font-size="10pt" fo:font-weight="normal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style="italic" fo:font-weight="normal"/>
    </style:style>
    <style:style style:name="P10" style:family="paragraph" style:parent-style-name="Standard">
      <style:paragraph-properties fo:text-align="start" style:justify-single-word="false"/>
      <style:text-properties fo:font-size="10pt" fo:font-style="italic" fo:font-weight="normal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fo:font-style="normal" fo:font-weight="normal"/>
    </style:style>
    <style:style style:name="P12" style:family="paragraph" style:parent-style-name="Standard">
      <style:paragraph-properties fo:text-align="start" style:justify-single-word="false"/>
      <style:text-properties fo:font-size="10pt" fo:font-style="normal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fo:font-style="normal" fo:font-weight="normal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0pt"/>
    </style:style>
    <style:style style:name="P15" style:family="paragraph" style:parent-style-name="Standard">
      <style:paragraph-properties fo:text-align="start" style:justify-single-word="false"/>
      <style:text-properties fo:font-size="10pt" fo:font-weight="bold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fo:font-weight="bold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weight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/>
    </style:style>
    <style:style style:name="P2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pt" fo:font-style="normal" fo:font-weight="normal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0pt" fo:font-style="normal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0pt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0pt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weight-asian="normal" style:font-style-complex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size="10pt"/>
    </style:style>
    <style:style style:name="T6" style:family="text">
      <style:text-properties fo:font-size="10pt" fo:font-weight="normal"/>
    </style:style>
    <style:style style:name="T7" style:family="text">
      <style:text-properties fo:font-size="10pt" fo:font-weight="normal" style:font-weight-asian="normal" style:font-weight-complex="normal"/>
    </style:style>
    <style:style style:name="T8" style:family="text">
      <style:text-properties fo:font-size="10pt" fo:font-weight="bold"/>
    </style:style>
    <style:style style:name="T9" style:family="text">
      <style:text-properties fo:font-size="10pt" fo:font-weight="bold" style:font-weight-asian="bold" style:font-weight-complex="bold"/>
    </style:style>
    <style:style style:name="T10" style:family="text">
      <style:text-properties fo:font-size="10pt" fo:font-style="normal" fo:font-weight="normal"/>
    </style:style>
    <style:style style:name="T11" style:family="text">
      <style:text-properties fo:font-size="10pt" fo:font-style="normal" fo:font-weight="normal" style:font-size-asian="10pt" style:font-weight-asian="normal" style:font-size-complex="10pt" style:font-weight-complex="bold"/>
    </style:style>
    <style:style style:name="T12" style:family="text">
      <style:text-properties fo:font-size="10pt" fo:font-style="normal" fo:font-weight="normal" style:font-weight-asian="normal" style:font-weight-complex="normal"/>
    </style:style>
    <style:style style:name="T13" style:family="text">
      <style:text-properties fo:font-size="10pt" fo:font-style="normal" fo:font-weight="bold" style:font-weight-asian="bold" style:font-weight-complex="bold"/>
    </style:style>
    <style:style style:name="T14" style:family="text">
      <style:text-properties fo:font-size="8pt" fo:font-style="normal" fo:font-weight="bold" style:font-size-asian="8pt" style:font-weight-asian="bold" style:font-size-complex="8pt" style:font-weight-complex="bold"/>
    </style:style>
    <style:style style:name="T15" style:family="text">
      <style:text-properties fo:font-size="8pt" style:font-size-asian="8pt" style:font-weight-asian="normal" style:font-size-complex="8pt" style:font-weight-complex="normal"/>
    </style:style>
    <style:style style:name="T16" style:family="text">
      <style:text-properties fo:font-size="8pt" fo:font-weight="bold" style:font-size-asian="8pt" style:font-weight-asian="bold" style:font-size-complex="8pt" style:font-weight-complex="bold"/>
    </style:style>
    <style:style style:name="T17" style:family="text">
      <style:text-properties fo:font-size="8pt" fo:font-weight="bold" style:font-size-asian="8pt" style:font-size-complex="8pt"/>
    </style:style>
    <style:style style:name="T18" style:family="text">
      <style:text-properties fo:font-size="12pt" fo:font-weight="bold"/>
    </style:style>
    <style:style style:name="T19" style:family="text">
      <style:text-properties fo:font-weight="normal"/>
    </style:style>
    <style:style style:name="T20" style:family="text">
      <style:text-properties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vendell</text:p>
      <text:p text:style-name="P1">Core Audio Control Protocol</text:p>
      <text:p text:style-name="P1">v0.9.1</text:p>
      <text:p text:style-name="P4"/>
      <text:p text:style-name="P5">OVERVIEW</text:p>
      <text:p text:style-name="P6">Formats used for audio storage are Microsoft's RIFF format, type WAVE. <text:s/>Sample representation is 16 bit little endian, stream interleaved where appropriate.</text:p>
      <text:p text:style-name="P6"/>
      <text:p text:style-name="P6">Commands to the Core Audio Engine are passed by means of a TCP SOCK_STREAM connection</text:p>
      <text:p text:style-name="P6">to TCP port 5005 on the host server. <text:s/>Proper network byte order will be observed in all cases.</text:p>
      <text:p text:style-name="P6"/>
      <text:p text:style-name="P6">Commands have the following general syntax:</text:p>
      <text:p text:style-name="P6"/>
      <text:p text:style-name="P6"><text:tab/>&lt;cmd-code&gt; [&lt;arg&gt;] [...]!</text:p>
      <text:p text:style-name="P9">where:</text:p>
      <text:p text:style-name="P11"><text:tab/>&lt;cmd-code&gt;<text:tab/>A two letter command code, describing the generic action to be performed</text:p>
      <text:p text:style-name="P6"/>
      <text:p text:style-name="P6"><text:span text:style-name="T1"><text:tab/></text:span> &lt;arg&gt;<text:tab/><text:tab/>Zero or more arguments, delimited by spaces or, if the last argument, by !</text:p>
      <text:p text:style-name="P6"><text:tab/><text:tab/><text:tab/>(see below).</text:p>
      <text:p text:style-name="P6"/>
      <text:p text:style-name="P6"><text:tab/>!<text:tab/><text:tab/>The ASCII character <text:s/>33, indicating the end of the command sequence.</text:p>
      <text:p text:style-name="P6"/>
      <text:p text:style-name="P6">Unless otherwise specified, the engine will echo back the command with a + or - before the !, to indicate the success or failure of the command execution.</text:p>
      <text:p text:style-name="P17"/>
      <text:p text:style-name="P18">CONNECTION MANAGEMENT</text:p>
      <text:p text:style-name="P20"/>
      <text:p text:style-name="P20">PASSWORD</text:p>
      <text:p text:style-name="P6"><text:tab/><text:span text:style-name="T4">PW</text:span> &lt;password&gt;<text:span text:style-name="T4">!</text:span></text:p>
      <text:p text:style-name="P6"/>
      <text:p text:style-name="P6">Pass a password to the server for authentication.</text:p>
      <text:p text:style-name="P6"/>
      <text:p text:style-name="P9">where:</text:p>
      <text:p text:style-name="P11"><text:tab/>&lt;password&gt;<text:tab/>A password to be supplied before granting the client access.</text:p>
      <text:p text:style-name="P11"/>
      <text:p text:style-name="P11">Returns:<text:tab/>PW +! to indicate success</text:p>
      <text:p text:style-name="P11"><text:tab/>PW -! to indicate failure</text:p>
      <text:p text:style-name="P14"/>
      <text:p text:style-name="P14"/>
      <text:p text:style-name="P15">DROP CONNECTION </text:p>
      <text:p text:style-name="P6"><text:tab/><text:span text:style-name="T4">DC!</text:span></text:p>
      <text:p text:style-name="P6"/>
      <text:p text:style-name="P6">Drop the TCP connection and end the session.</text:p>
      <text:p text:style-name="P19">PLAYBACK OPERATIONS</text:p>
      <text:p text:style-name="P2"/>
      <text:p text:style-name="P2">LOAD <text:s/>PLAYBACK</text:p>
      <text:p text:style-name="P17"><text:span text:style-name="T6"><text:tab/></text:span><text:span text:style-name="T8">LP</text:span><text:span text:style-name="T6"> &lt;card-num&gt;</text:span><text:span text:style-name="T5"> &lt;name&gt;</text:span><text:span text:style-name="T8">!</text:span></text:p>
      <text:p text:style-name="P6"/>
      <text:p text:style-name="P6"><text:soft-page-break/>Prepare an audio interface to play an audio file.</text:p>
      <text:p text:style-name="P6"/>
      <text:p text:style-name="P9">where:</text:p>
      <text:p text:style-name="P11"><text:tab/>&lt;card-num&gt;<text:tab/>The number of the audio adapter to use.</text:p>
      <text:p text:style-name="P11"><text:tab/>&lt;name&gt;<text:tab/>The base name of an existing file in the audio storage filesystem.</text:p>
      <text:p text:style-name="P11"/>
      <text:p text:style-name="P11">Returns: <text:s/><text:span text:style-name="T4">LP</text:span> &lt;card-num&gt; &lt;name&gt; &lt;stream-num&gt; &lt;conn-handle&gt;<text:span text:style-name="T4">!</text:span></text:p>
      <text:p text:style-name="P6"/>
      <text:p text:style-name="P9">Where:</text:p>
      <text:p text:style-name="P11"><text:tab/>&lt;stream-num&gt;<text:tab/>The stream number selected <text:s/>to be used, or a -1 in case <text:s/>of error. <text:s/>This is relative <text:tab/><text:tab/><text:tab/>to the audio adapter selected.</text:p>
      <text:p text:style-name="P11"/>
      <text:p text:style-name="P11"><text:tab/>&lt;conn-handle&gt;<text:tab/>The connection handle. <text:s/>This will be used to refer to the playback event in all <text:tab/><text:tab/><text:tab/>subsequent calls to CAE.</text:p>
      <text:p text:style-name="P11"/>
      <text:p text:style-name="P6"/>
      <text:p text:style-name="P21">UNLOAD <text:s/>PLAYBACK</text:p>
      <text:p text:style-name="P6"><text:tab/><text:span text:style-name="T4">UP</text:span> &lt;conn-handle&gt;<text:span text:style-name="T4">!</text:span></text:p>
      <text:p text:style-name="P6"/>
      <text:p text:style-name="P6">Free an audio playback interface.</text:p>
      <text:p text:style-name="P6"/>
      <text:p text:style-name="P9">where:</text:p>
      <text:p text:style-name="P17"><text:span text:style-name="T10"><text:tab/>&lt;conn-handle&gt;<text:tab/>The connection handle of the playback event, from the </text:span><text:span text:style-name="T14">LOAD PLAYBACK </text:span><text:span text:style-name="T11">call.</text:span></text:p>
      <text:p text:style-name="P6"/>
      <text:p text:style-name="P2"/>
      <text:p text:style-name="P17"><text:span text:style-name="T18">PLAY <text:s/></text:span><text:span text:style-name="T4">POSITION</text:span></text:p>
      <text:p text:style-name="P14"><text:span text:style-name="T19"><text:tab/></text:span><text:span text:style-name="T4">PP</text:span><text:span text:style-name="T19"> &lt;conn-handle</text:span>&gt; &lt;position&gt;<text:span text:style-name="T4">!</text:span></text:p>
      <text:p text:style-name="P14"/>
      <text:p text:style-name="P14">Position the playback pointer.</text:p>
      <text:p text:style-name="P14"/>
      <text:p text:style-name="P9">where:</text:p>
      <text:p text:style-name="P17"><text:span text:style-name="T10"><text:tab/>&lt;conn-handle&gt;<text:tab/>The connection handle of the playback event, from the </text:span><text:span text:style-name="T14">LOAD PLAYBACK </text:span><text:span text:style-name="T11">call.</text:span></text:p>
      <text:p text:style-name="P6"><text:tab/>&lt;position&gt;<text:tab/>Position in file, in milliseconds.</text:p>
      <text:p text:style-name="P6"/>
      <text:p text:style-name="P6"/>
      <text:p text:style-name="P2">PLAY</text:p>
      <text:p text:style-name="P17"><text:span text:style-name="T6"><text:tab/></text:span><text:span text:style-name="T8">PY</text:span><text:span text:style-name="T6"> &lt;conn-handle&gt; &lt;length&gt; &lt;speed&gt; &lt;pitch-flag&gt;</text:span><text:span text:style-name="T8">!</text:span></text:p>
      <text:p text:style-name="P6"/>
      <text:p text:style-name="P6">Play the loaded file from the current position.</text:p>
      <text:p text:style-name="P6"/>
      <text:p text:style-name="P9">where:</text:p>
      <text:p text:style-name="P17"><text:span text:style-name="T10"><text:tab/>&lt;conn-handle&gt;<text:tab/>The connection handle of the playback event, from the </text:span><text:span text:style-name="T14">LOAD PLAYBACK </text:span><text:span text:style-name="T11">call.</text:span></text:p>
      <text:p text:style-name="P11"><text:tab/>&lt;length&gt;<text:tab/>Playback length in milliseconds, relative to the current start position.</text:p>
      <text:p text:style-name="P11"><text:tab/><text:tab/><text:tab/>0 = play until told to stop or end-of-file is reached.</text:p>
      <text:p text:style-name="P11"><text:tab/>&lt;speed&gt;<text:tab/>Playback speed in thousandths of a percent. <text:s/>100000 = normal speed.</text:p>
      <text:p text:style-name="P11"><text:tab/>&lt;pitch-flag&gt;<text:tab/>Controls whether audio pitch changes with speed or not. <text:s/>0 = no, 1 = yes.</text:p>
      <text:p text:style-name="P11"/>
      <text:p text:style-name="P6">Returns:<text:tab/>If playback reaches the end of the file, a Stop Playback (<text:span text:style-name="T4">SP</text:span>) confirmation will be echoed</text:p>
      <text:p text:style-name="P6"><text:tab/>back.</text:p>
      <text:p text:style-name="P21"/>
      <text:p text:style-name="P21">STOP <text:s/>PLAYBACK</text:p>
      <text:p text:style-name="P6"><text:soft-page-break/><text:tab/><text:span text:style-name="T4">SP</text:span> &lt;conn-handle&gt;<text:span text:style-name="T4">!</text:span></text:p>
      <text:p text:style-name="P6"/>
      <text:p text:style-name="P6">Stop playback of the specified playback interface.</text:p>
      <text:p text:style-name="P6"/>
      <text:p text:style-name="P9">where:</text:p>
      <text:p text:style-name="P17"><text:span text:style-name="T10"><text:tab/>&lt;conn-handle&gt;<text:tab/>The connection handle of the playback event, from the </text:span><text:span text:style-name="T14">LOAD PLAYBACK </text:span><text:span text:style-name="T11">call.</text:span></text:p>
      <text:p text:style-name="P6"/>
      <text:p text:style-name="P6"/>
      <text:p text:style-name="P21">TIMESCALING <text:s/>SUPPORT</text:p>
      <text:p text:style-name="P6"><text:tab/><text:span text:style-name="T4">TS</text:span> &lt;card-num&gt;<text:span text:style-name="T4">!</text:span></text:p>
      <text:p text:style-name="P6"/>
      <text:p text:style-name="P6">Interogate CAE if &lt;card-num&gt; supports timescaling.</text:p>
      <text:p text:style-name="P9"/>
      <text:p text:style-name="P17"><text:span text:style-name="T10">Returns: </text:span><text:span text:style-name="T13">TS </text:span><text:span text:style-name="T10">&lt;card-num&gt; </text:span><text:span text:style-name="T12">[+]|[-]</text:span></text:p>
      <text:p text:style-name="P12"/>
      <text:p text:style-name="P5"/>
      <text:p text:style-name="P18">RECORD OPERATIONS</text:p>
      <text:p text:style-name="P18"/>
      <text:p text:style-name="P2">LOAD <text:s/>RECORDING</text:p>
      <text:p text:style-name="P14"><text:span text:style-name="T19"><text:tab/></text:span><text:span text:style-name="T4">LR</text:span><text:span text:style-name="T19"> &lt;card-num&gt; &lt;port-num&gt;</text:span> &lt;coding&gt; &lt;channels&gt; &lt;samp-rate&gt; &lt;bit-rate&gt; &lt;name&gt;<text:span text:style-name="T4">!</text:span></text:p>
      <text:p text:style-name="P6"/>
      <text:p text:style-name="P6">Prepare an audio interface to capture an audio file.</text:p>
      <text:p text:style-name="P6"/>
      <text:p text:style-name="P9">where:</text:p>
      <text:p text:style-name="P11"><text:tab/>&lt;card-num&gt;<text:tab/>The number of the audio adapter to use.</text:p>
      <text:p text:style-name="P11"><text:tab/>&lt;port-num&gt;<text:tab/>The port number to use. <text:s/>This is relative to the audio adapter selected.</text:p>
      <text:p text:style-name="P17"><text:span text:style-name="T10"><text:tab/>&lt;coding&gt;<text:tab/>0 = PCM16, 1 = MPEG Layer 1, 2 = MPEG Layer 2, 3 = MPEG Layer</text:span><text:span text:style-name="T5"> 3</text:span></text:p>
      <text:p text:style-name="P14"><text:tab/>&lt;channels&gt;<text:tab/>1 = Mono, 2 = Stereo</text:p>
      <text:p text:style-name="P14"><text:tab/>&lt;samp-rate&gt;<text:tab/>Sample Rate in samples/sec. <text:s/>32000, 44100 or 48000 supported.</text:p>
      <text:p text:style-name="P14"><text:tab/>&lt;bit-rate&gt;<text:tab/>MPEG Bit Rate. <text:s/>For PCM16, this should be zero.</text:p>
      <text:p text:style-name="P11"><text:tab/>&lt;name&gt;<text:tab/><text:tab/>The base name of a file in the audio storage filesystem. <text:s/>If the file already</text:p>
      <text:p text:style-name="P11"><text:tab/><text:tab/><text:tab/>exists, it will be overwritten, otherwise it will be created.</text:p>
      <text:p text:style-name="P11"/>
      <text:p text:style-name="P9"/>
      <text:p text:style-name="P6"/>
      <text:p text:style-name="P22"><text:span text:style-name="T4">UNLOAD <text:s/>RECORDING</text:span> </text:p>
      <text:p text:style-name="P6"><text:tab/><text:span text:style-name="T4">UR</text:span> &lt;card-num&gt; &lt;stream-num&gt;<text:span text:style-name="T4">!</text:span></text:p>
      <text:p text:style-name="P6"/>
      <text:p text:style-name="P6">Free an audio capture interface.</text:p>
      <text:p text:style-name="P6"/>
      <text:p text:style-name="P9">where:</text:p>
      <text:p text:style-name="P11"><text:tab/>&lt;card-num&gt;<text:tab/>The number of the audio adapter to use.</text:p>
      <text:p text:style-name="P11"><text:tab/>&lt;stream-num&gt;<text:tab/>The stream number to use. <text:s/>This is relative to the audio adapter selected.</text:p>
      <text:p text:style-name="P11"/>
      <text:p text:style-name="P11">Command will return:</text:p>
      <text:p text:style-name="P6"><text:tab/><text:span text:style-name="T4">UR</text:span> &lt;card-num&gt; &lt;stream-num&gt; &lt;len&gt;<text:span text:style-name="T4">!</text:span></text:p>
      <text:p text:style-name="P6"/>
      <text:p text:style-name="P9">where:</text:p>
      <text:p text:style-name="P11"><text:tab/>&lt;card-num&gt;<text:tab/>The number of the audio adapter to use.</text:p>
      <text:p text:style-name="P11"><text:soft-page-break/><text:tab/>&lt;stream-num&gt;<text:tab/>The stream number to use. <text:s/>This is relative to the audio adapter selected.</text:p>
      <text:p text:style-name="P6"><text:tab/>&lt;len&gt;<text:tab/><text:tab/>Length of recording, in mS.</text:p>
      <text:p text:style-name="P6"/>
      <text:p text:style-name="P2">RECORD</text:p>
      <text:p text:style-name="P17"><text:span text:style-name="T6"><text:tab/></text:span><text:span text:style-name="T8">RD</text:span><text:span text:style-name="T6"> &lt;card-num&gt; &lt;stream-num&gt; &lt;length&gt; &lt;threshold&gt;</text:span><text:span text:style-name="T8">!</text:span></text:p>
      <text:p text:style-name="P6"/>
      <text:p text:style-name="P6">Record the loaded file.</text:p>
      <text:p text:style-name="P6"/>
      <text:p text:style-name="P9">where:</text:p>
      <text:p text:style-name="P11"><text:tab/>&lt;card-num&gt;<text:tab/>The number of the audio adapter to use.</text:p>
      <text:p text:style-name="P11"><text:tab/>&lt;stream-num&gt;<text:tab/>The stream number to use. <text:s/>This is relative to the audio adapter selected.</text:p>
      <text:p text:style-name="P11"><text:tab/>&lt;length&gt;<text:tab/>Length of time to record in milliseconds. <text:s/>If zero, record until told to</text:p>
      <text:p text:style-name="P11"><text:tab/><text:tab/><text:tab/>stop.</text:p>
      <text:p text:style-name="P11"><text:tab/>&lt;threshold&gt;<text:tab/>Threshold of audio detected at which to start recording, in 1/100 dBFs. <text:s/></text:p>
      <text:p text:style-name="P11"><text:tab/><text:tab/><text:tab/>If '0', start immediately.</text:p>
      <text:p text:style-name="P6"/>
      <text:p text:style-name="P6">Returns:<text:tab/>When recording actually begins, a Record Start (RS) confirmation will be echoed back. <text:s/>If </text:p>
      <text:p text:style-name="P6"><text:tab/>record time expires a Stop Record (<text:span text:style-name="T4">SR</text:span>) confirmation will be echoed back.</text:p>
      <text:p text:style-name="P21"/>
      <text:p text:style-name="P21"/>
      <text:p text:style-name="P17"><text:span text:style-name="T18">RECORD</text:span> <text:s/><text:span text:style-name="T4">START </text:span><text:span text:style-name="T19">(Receive Only)</text:span></text:p>
      <text:p text:style-name="P6"><text:tab/><text:span text:style-name="T4">RS</text:span> &lt;card-num&gt; &lt;stream-num&gt;<text:span text:style-name="T4">!</text:span></text:p>
      <text:p text:style-name="P6">Record start. <text:s/>Receive-only signal to indicate recording has actually started (as with a VOX event, where actual recording may begin some time after the interface is placed into record).</text:p>
      <text:p text:style-name="P6"/>
      <text:p text:style-name="P9">where:</text:p>
      <text:p text:style-name="P11"><text:tab/>&lt;card-num&gt;<text:tab/>The number of the audio adapter being used.</text:p>
      <text:p text:style-name="P11"><text:tab/>&lt;stream-num&gt;<text:tab/>The stream number being used. <text:s/>This is relative to the audio adapter selected.</text:p>
      <text:p text:style-name="P16"/>
      <text:p text:style-name="P6"/>
      <text:p text:style-name="P21">STOP <text:s/>RECORD</text:p>
      <text:p text:style-name="P6"><text:tab/><text:span text:style-name="T4">SR</text:span> &lt;card-num&gt; &lt;stream-num&gt;<text:span text:style-name="T4">!</text:span></text:p>
      <text:p text:style-name="P6"/>
      <text:p text:style-name="P6">Stop the recording.</text:p>
      <text:p text:style-name="P6"/>
      <text:p text:style-name="P9">where:</text:p>
      <text:p text:style-name="P11"><text:tab/>&lt;card-num&gt;<text:tab/>The number of the audio adapter to use.</text:p>
      <text:p text:style-name="P11"><text:tab/>&lt;stream-num&gt;<text:tab/>The stream number to use. <text:s/>This is relative to the audio adapter selected.</text:p>
      <text:p text:style-name="P11"/>
      <text:p text:style-name="P11"/>
      <text:p text:style-name="P18">MIXER OPERATIONS</text:p>
      <text:p text:style-name="P2"/>
      <text:p text:style-name="P9"/>
      <text:p text:style-name="P3">SET <text:s/>INPUT <text:s/>VOLUME</text:p>
      <text:p text:style-name="P17"><text:span text:style-name="T6"><text:tab/></text:span><text:span text:style-name="T9">IV</text:span><text:span text:style-name="T6"> &lt;card-num&gt; &lt;stream-num&gt;</text:span><text:span text:style-name="T5"> &lt;level&gt;</text:span><text:span text:style-name="T8">!</text:span></text:p>
      <text:p text:style-name="P6"/>
      <text:p text:style-name="P6">Set the volume of an input stream.</text:p>
      <text:p text:style-name="P6"/>
      <text:p text:style-name="P9">where:</text:p>
      <text:p text:style-name="P11"><text:soft-page-break/><text:tab/>&lt;card-num&gt;<text:tab/>The number of the audio adapter to use.</text:p>
      <text:p text:style-name="P11"><text:tab/>&lt;stream-num&gt;<text:tab/>The stream <text:s/>number to use. <text:s/>This is relative to the audio adapter selected.</text:p>
      <text:p text:style-name="P11"><text:tab/>&lt;level&gt;<text:tab/><text:tab/>The <text:s/>level, in hundreths of a dB.</text:p>
      <text:p text:style-name="P9"/>
      <text:p text:style-name="P9"/>
      <text:p text:style-name="P3">SET <text:s/>OUTPUT <text:s/>VOLUME</text:p>
      <text:p text:style-name="P17"><text:span text:style-name="T6"><text:tab/></text:span><text:span text:style-name="T9">OV</text:span><text:span text:style-name="T6"> &lt;card-num&gt; &lt;stream-num&gt;</text:span><text:span text:style-name="T5"> &lt;port-num&gt; &lt;level&gt;</text:span><text:span text:style-name="T8">!</text:span></text:p>
      <text:p text:style-name="P6"/>
      <text:p text:style-name="P6">Set the volume of an output stream.</text:p>
      <text:p text:style-name="P9">where:</text:p>
      <text:p text:style-name="P11"><text:tab/>&lt;card-num&gt;<text:tab/>The number of the audio adapter to use.</text:p>
      <text:p text:style-name="P11"><text:tab/>&lt;stream-num&gt;<text:tab/>The stream <text:s/>number to use. <text:s/>This is relative to the audio adapter selected.</text:p>
      <text:p text:style-name="P11"><text:tab/>&lt;port-num&gt;<text:tab/>The port number to use. <text:s/>This is relative to the audio adapter selected.</text:p>
      <text:p text:style-name="P11"><text:tab/>&lt;level&gt;<text:tab/><text:tab/>The <text:s/>level, in hundreths of a dB.</text:p>
      <text:p text:style-name="P9"/>
      <text:p text:style-name="P3">FADE <text:s/>OUTPUT <text:s/>VOLUME</text:p>
      <text:p text:style-name="P17"><text:span text:style-name="T6"><text:tab/></text:span><text:span text:style-name="T9">FV</text:span><text:span text:style-name="T6"> &lt;card-num&gt; &lt;stream-num&gt;</text:span><text:span text:style-name="T5"> &lt;port-num&gt; &lt;level&gt; &lt;length&gt;</text:span><text:span text:style-name="T8">!</text:span></text:p>
      <text:p text:style-name="P6"/>
      <text:p text:style-name="P6">Transition the volume of an output stream over time.</text:p>
      <text:p text:style-name="P6"/>
      <text:p text:style-name="P9">where:</text:p>
      <text:p text:style-name="P11"><text:tab/>&lt;card-num&gt;<text:tab/>The number of the audio adapter to use.</text:p>
      <text:p text:style-name="P11"><text:tab/>&lt;stream-num&gt;<text:tab/>The stream <text:s/>number to use. <text:s/>This is relative to the audio adapter selected.</text:p>
      <text:p text:style-name="P11"><text:tab/>&lt;port-num&gt;<text:tab/>The port number to use. <text:s/>This is relative to the audio adapter selected.</text:p>
      <text:p text:style-name="P11"><text:tab/>&lt;level&gt;<text:tab/><text:tab/>The <text:s/>level, in hundreths of a dB.</text:p>
      <text:p text:style-name="P17"><text:span text:style-name="T10"><text:tab/>&lt;length&gt;<text:tab/>The <text:s/>length of the transition, in milliseconds</text:span>.</text:p>
      <text:p text:style-name="P17"/>
      <text:p text:style-name="P17"/>
      <text:p text:style-name="P3">SET <text:s/>INPUT <text:s/>LEVEL</text:p>
      <text:p text:style-name="P17"><text:span text:style-name="T6"><text:tab/></text:span><text:span text:style-name="T9">IL</text:span><text:span text:style-name="T6"> &lt;card-num&gt; &lt;port-num&gt;</text:span><text:span text:style-name="T5"> &lt;level&gt;</text:span><text:span text:style-name="T8">!</text:span></text:p>
      <text:p text:style-name="P6"/>
      <text:p text:style-name="P6">Set the gain level of an input port.</text:p>
      <text:p text:style-name="P6"/>
      <text:p text:style-name="P9">where:</text:p>
      <text:p text:style-name="P11"><text:tab/>&lt;card-num&gt;<text:tab/>The number of the audio adapter to use.</text:p>
      <text:p text:style-name="P11"><text:tab/>&lt;port-num&gt;<text:tab/>The port number to use. <text:s/>This is relative to the audio adapter selected.</text:p>
      <text:p text:style-name="P11"><text:tab/>&lt;level&gt;<text:tab/><text:tab/>The <text:s/>level, in hundreths of a dB.</text:p>
      <text:p text:style-name="P17"/>
      <text:p text:style-name="P17"/>
      <text:p text:style-name="P3">SET <text:s/>OUTPUT <text:s/>LEVEL</text:p>
      <text:p text:style-name="P17"><text:span text:style-name="T6"><text:tab/></text:span><text:span text:style-name="T9">OL</text:span><text:span text:style-name="T6"> &lt;card-num&gt; &lt;port-num&gt;</text:span><text:span text:style-name="T5"> &lt;level&gt;</text:span><text:span text:style-name="T8">!</text:span></text:p>
      <text:p text:style-name="P6"/>
      <text:p text:style-name="P6">Set the gain level of an output port.</text:p>
      <text:p text:style-name="P6"/>
      <text:p text:style-name="P9">where:</text:p>
      <text:p text:style-name="P11"><text:tab/>&lt;card-num&gt;<text:tab/>The number of the audio adapter to use.</text:p>
      <text:p text:style-name="P11"><text:tab/>&lt;port-num&gt;<text:tab/>The port number to use. <text:s/>This is relative to the audio adapter selected.</text:p>
      <text:p text:style-name="P11"><text:tab/>&lt;level&gt;<text:tab/><text:tab/>The <text:s/>level, in hundreths of a dB.</text:p>
      <text:p text:style-name="P17"/>
      <text:p text:style-name="P17"/>
      <text:p text:style-name="P3"><text:soft-page-break/>SET <text:s/>INPUT <text:s/>MODE</text:p>
      <text:p text:style-name="P17"><text:span text:style-name="T6"><text:tab/></text:span><text:span text:style-name="T9">IM</text:span><text:span text:style-name="T6"> &lt;card-num&gt; &lt;stream-num&gt;</text:span><text:span text:style-name="T5"> &lt;mode&gt;</text:span><text:span text:style-name="T8">!</text:span></text:p>
      <text:p text:style-name="P6"/>
      <text:p text:style-name="P6">Set the mode of an input stream.</text:p>
      <text:p text:style-name="P6"/>
      <text:p text:style-name="P9">where:</text:p>
      <text:p text:style-name="P11"><text:tab/>&lt;card-num&gt;<text:tab/>The number of the audio adapter to use.</text:p>
      <text:p text:style-name="P11"><text:tab/>&lt;stream-num&gt;<text:tab/>The stream number to use. <text:s/>This is relative to the audio adapter selected.</text:p>
      <text:p text:style-name="P11"><text:tab/>&lt;mode&gt;<text:tab/><text:tab/>The <text:s/>mode, as follows:</text:p>
      <text:p text:style-name="P11"><text:tab/><text:tab/><text:tab/><text:tab/>0 = Normal</text:p>
      <text:p text:style-name="P11"><text:tab/><text:tab/><text:tab/><text:tab/>1 = Swap left and right channels</text:p>
      <text:p text:style-name="P11"><text:tab/><text:tab/><text:tab/><text:tab/>2 = Left audio on both channels</text:p>
      <text:p text:style-name="P11"><text:tab/><text:tab/><text:tab/><text:tab/>3 = Right audio on both channels</text:p>
      <text:p text:style-name="P11"/>
      <text:p text:style-name="P2">SET <text:s/>OUTPUT <text:s/>MODE</text:p>
      <text:p text:style-name="P17"><text:span text:style-name="T6"><text:tab/></text:span><text:span text:style-name="T9">OM</text:span><text:span text:style-name="T6"> &lt;card-num&gt; &lt;stream-num&gt;</text:span><text:span text:style-name="T5"> &lt;model&gt;</text:span><text:span text:style-name="T8">!</text:span></text:p>
      <text:p text:style-name="P6"/>
      <text:p text:style-name="P6">Set the mode of an output stream.</text:p>
      <text:p text:style-name="P6"/>
      <text:p text:style-name="P9">where:</text:p>
      <text:p text:style-name="P11"><text:tab/>&lt;card-num&gt;<text:tab/>The number of the audio adapter to use.</text:p>
      <text:p text:style-name="P11"><text:tab/>&lt;stream-num&gt;<text:tab/>The stream number to use. <text:s/>This is relative to the audio adapter selected.</text:p>
      <text:p text:style-name="P11"><text:tab/>&lt;mode&gt;<text:tab/><text:tab/>The <text:s/>mode, as follows:</text:p>
      <text:p text:style-name="P11"><text:tab/><text:tab/><text:tab/><text:tab/>0 = Normal</text:p>
      <text:p text:style-name="P11"><text:tab/><text:tab/><text:tab/><text:tab/>1 = Swap left and right channels</text:p>
      <text:p text:style-name="P11"><text:tab/><text:tab/><text:tab/><text:tab/>2 = Left audio on both channels</text:p>
      <text:p text:style-name="P11"><text:tab/><text:tab/><text:tab/><text:tab/>3 = Right audio on both channels</text:p>
      <text:p text:style-name="P11"/>
      <text:p text:style-name="P11"/>
      <text:p text:style-name="P3">SET <text:s/>INPUT <text:s/>VOX <text:s/>LEVEL</text:p>
      <text:p text:style-name="P17"><text:span text:style-name="T6"><text:tab/></text:span><text:span text:style-name="T9">IX</text:span><text:span text:style-name="T6"> &lt;card-num&gt; &lt;stream-num&gt;</text:span><text:span text:style-name="T5"> &lt;level&gt;</text:span><text:span text:style-name="T8">!</text:span></text:p>
      <text:p text:style-name="P6"/>
      <text:p text:style-name="P6">Set the VOX threshold level of an input stream.</text:p>
      <text:p text:style-name="P6"/>
      <text:p text:style-name="P9">where:</text:p>
      <text:p text:style-name="P11"><text:tab/>&lt;card-num&gt;<text:tab/>The number of the audio adapter to use.</text:p>
      <text:p text:style-name="P11"><text:tab/>&lt;stream-num&gt;<text:tab/>The stream number to use. <text:s/>This is relative to the audio adapter selected.</text:p>
      <text:p text:style-name="P11"><text:tab/>&lt;level&gt;<text:tab/><text:tab/>The <text:s/>level, in hundreths of a dB.</text:p>
      <text:p text:style-name="P11"><text:s/></text:p>
      <text:p text:style-name="P11"/>
      <text:p text:style-name="P3">SET <text:s/>INPUT <text:s/>TYPE</text:p>
      <text:p text:style-name="P17"><text:span text:style-name="T6"><text:tab/></text:span><text:span text:style-name="T9">IT</text:span><text:span text:style-name="T6"> &lt;card-num&gt; &lt;port-num&gt;</text:span><text:span text:style-name="T5"> &lt;type&gt;</text:span><text:span text:style-name="T8">!</text:span></text:p>
      <text:p text:style-name="P6"/>
      <text:p text:style-name="P6">Set the signal type of an input port.</text:p>
      <text:p text:style-name="P6"/>
      <text:p text:style-name="P9">where:</text:p>
      <text:p text:style-name="P11"><text:tab/>&lt;card-num&gt;<text:tab/>The number of the audio adapter to use.</text:p>
      <text:p text:style-name="P11"><text:tab/>&lt;port-num&gt;<text:tab/>The port number to use. <text:s/>This is relative to the audio adapter selected.</text:p>
      <text:p text:style-name="P11"><text:tab/>&lt;type&gt;<text:tab/><text:tab/>The <text:s/>type, as follows:</text:p>
      <text:p text:style-name="P11"><text:tab/><text:tab/><text:tab/><text:tab/>0 = Analog</text:p>
      <text:p text:style-name="P11"><text:tab/><text:tab/><text:tab/><text:tab/>1 = AES3 Digital</text:p>
      <text:p text:style-name="P11"><text:soft-page-break/><text:s/></text:p>
      <text:p text:style-name="P11"/>
      <text:p text:style-name="P3">INPUT <text:s/>STATUS <text:s/></text:p>
      <text:p text:style-name="P17"><text:span text:style-name="T6"><text:tab/></text:span><text:span text:style-name="T9">IS</text:span><text:span text:style-name="T6"> &lt;card-num&gt; &lt;port-num&gt;</text:span><text:span text:style-name="T8">!</text:span></text:p>
      <text:p text:style-name="P6"/>
      <text:p text:style-name="P6">Request the status of an input port.</text:p>
      <text:p text:style-name="P6"/>
      <text:p text:style-name="P6">Response:</text:p>
      <text:p text:style-name="P17"><text:span text:style-name="T6"><text:tab/></text:span><text:span text:style-name="T9">IS</text:span><text:span text:style-name="T6"> &lt;card-num&gt; &lt;port-num&gt;</text:span><text:span text:style-name="T5"> &lt;status&gt;</text:span><text:span text:style-name="T8">!</text:span></text:p>
      <text:p text:style-name="P7"/>
      <text:p text:style-name="P9">where:</text:p>
      <text:p text:style-name="P11"><text:tab/>&lt;card-num&gt;<text:tab/>The number of the audio adapter to use.</text:p>
      <text:p text:style-name="P11"><text:tab/>&lt;port-num&gt;<text:tab/>The port number to use. <text:s/>This is relative to the audio adapter selected.</text:p>
      <text:p text:style-name="P11"><text:tab/>&lt;status&gt;<text:tab/>The <text:s/>status, as follows:</text:p>
      <text:p text:style-name="P11"><text:tab/><text:tab/><text:tab/><text:tab/>0 = Ok</text:p>
      <text:p text:style-name="P11"><text:tab/><text:tab/><text:tab/><text:tab/>1 = No Sync</text:p>
      <text:p text:style-name="P11"/>
      <text:p text:style-name="P3"/>
      <text:p text:style-name="P3">SET <text:s/>AUDIO PASSTHROUGH <text:s/>LEVEL</text:p>
      <text:p text:style-name="P17"><text:span text:style-name="T6"><text:tab/></text:span><text:span text:style-name="T9">AL</text:span><text:span text:style-name="T6"> &lt;card-num&gt; &lt;input-num&gt;</text:span><text:span text:style-name="T5"> &lt;output-num&gt; &lt;level&gt;</text:span><text:span text:style-name="T8">!</text:span></text:p>
      <text:p text:style-name="P6"/>
      <text:p text:style-name="P6">Set the gain of the audio passthrough from &lt;card-num&gt;:&lt;input-num&gt; to &lt;card-num&gt;:&lt;output-num&gt; to &lt;level&gt;.</text:p>
      <text:p text:style-name="P6"/>
      <text:p text:style-name="P9">where:</text:p>
      <text:p text:style-name="P11"><text:tab/>&lt;card-num&gt;<text:tab/>The number of the audio adapter to use.</text:p>
      <text:p text:style-name="P11"><text:tab/>&lt;input-num&gt;<text:tab/>The input number to use. <text:s/>This is relative to the audio adapter selected.</text:p>
      <text:p text:style-name="P11"><text:tab/>&lt;output-num&gt;<text:tab/>The output number to use. <text:s/>This is relative to the audio adapter selected.</text:p>
      <text:p text:style-name="P11"><text:tab/>&lt;level&gt;<text:tab/><text:tab/>The <text:s/>level, in hundreths of a dB.</text:p>
      <text:p text:style-name="P11"><text:s/></text:p>
      <text:p text:style-name="P13"/>
      <text:p text:style-name="P18">EXTERNAL CLIENT OPERATIONS</text:p>
      <text:p text:style-name="P2"/>
      <text:p text:style-name="P3">OPEN RTP CAPTURE</text:p>
      <text:p text:style-name="P17"><text:span text:style-name="T6"><text:tab/></text:span><text:span text:style-name="T9">CO</text:span><text:span text:style-name="T6"> &lt;card-num&gt; &lt;port-num&gt;</text:span><text:span text:style-name="T5"> &lt;udp-port&gt; &lt;samp-rate&gt; &lt;chans&gt;</text:span><text:span text:style-name="T8">!</text:span></text:p>
      <text:p text:style-name="P6"/>
      <text:p text:style-name="P6">Open an RTP connection for audio capture.</text:p>
      <text:p text:style-name="P6"/>
      <text:p text:style-name="P9">where:</text:p>
      <text:p text:style-name="P11"><text:tab/>&lt;card-num&gt;<text:tab/>The number of the audio adapter to use.</text:p>
      <text:p text:style-name="P11"><text:tab/>&lt;port-num&gt;<text:tab/>The port <text:s/>number to use.</text:p>
      <text:p text:style-name="P13"><text:tab/>&lt;udp-port&gt;<text:tab/>The port number on the remote system to which to send RTP packets.</text:p>
      <text:p text:style-name="P13"><text:tab/>&lt;samp-rate&gt;<text:tab/>The requested sample rate.</text:p>
      <text:p text:style-name="P13"><text:tab/>&lt;chans&gt;<text:tab/>The requested number of channels.</text:p>
      <text:p text:style-name="P13"/>
      <text:p text:style-name="P13">The system will reply with:</text:p>
      <text:p text:style-name="P13"/>
      <text:p text:style-name="P17"><text:span text:style-name="T6"><text:tab/></text:span><text:span text:style-name="T9">CO</text:span><text:span text:style-name="T6"> &lt;card-num&gt; &lt;port-num&gt;</text:span><text:span text:style-name="T5"> &lt;udp-port&gt; &lt;samp-rate&gt; &lt;chans&gt; &lt;pkt-size&gt;</text:span><text:span text:style-name="T8">!</text:span></text:p>
      <text:p text:style-name="P13"/>
      <text:p text:style-name="P9">where:</text:p>
      <text:p text:style-name="P11"><text:soft-page-break/><text:tab/>&lt;card-num&gt;<text:tab/>The number of the audio adapter being used.</text:p>
      <text:p text:style-name="P11"><text:tab/>&lt;port-num&gt;<text:tab/>The port <text:s/>number being used.</text:p>
      <text:p text:style-name="P13"><text:tab/>&lt;udp-port&gt;<text:tab/>The port number on the local system from which RTP packets will originate.</text:p>
      <text:p text:style-name="P13"><text:tab/>&lt;samp-rate&gt;<text:tab/>The actual sample rate.</text:p>
      <text:p text:style-name="P13"><text:tab/>&lt;chans&gt;<text:tab/>The actual number of channels.</text:p>
      <text:p text:style-name="P13"/>
      <text:p text:style-name="P13">The actual sample rate and number of channels may be different from those requested; clients must be prepared to detect and deal with this possibility!</text:p>
      <text:p text:style-name="P13"/>
      <text:p text:style-name="P13"/>
      <text:p text:style-name="P18">JACK OPERATIONS</text:p>
      <text:p text:style-name="P2"/>
      <text:p text:style-name="P3">CONNECT PORTS</text:p>
      <text:p text:style-name="P17"><text:span text:style-name="T6"><text:tab/></text:span><text:span text:style-name="T9">JC</text:span><text:span text:style-name="T7"> &lt;output_name&gt; | &lt;input_name&gt;!</text:span></text:p>
      <text:p text:style-name="P6"/>
      <text:p text:style-name="P6">Connect a JACK input port to an output port. <text:s/>If the connection was successfully added, returns:</text:p>
      <text:p text:style-name="P6"/>
      <text:p text:style-name="P17"><text:span text:style-name="T6"><text:tab/></text:span><text:span text:style-name="T9">JC</text:span><text:span text:style-name="T7"> &lt;output_name&gt; | &lt;input_name&gt;!</text:span></text:p>
      <text:p text:style-name="P9"/>
      <text:p text:style-name="P9">where:</text:p>
      <text:p text:style-name="P11"><text:tab/>&lt;output_name&gt; <text:tab/>The name of the output port, in format <text:span text:style-name="T16">CLIENTNAME</text:span><text:span text:style-name="T15">:</text:span><text:span text:style-name="T16">PORTNAME</text:span>.</text:p>
      <text:p text:style-name="P13"><text:tab/>&lt;input_name&gt; <text:tab/>The name of the input port, in format <text:span text:style-name="T17">CLIENTNAME</text:span><text:span text:style-name="T15">:</text:span><text:span text:style-name="T17">PORTNAME</text:span>.</text:p>
      <text:p text:style-name="P13"/>
      <text:p text:style-name="P13"/>
      <text:p text:style-name="P3">DISCONNECT PORTS</text:p>
      <text:p text:style-name="P17"><text:span text:style-name="T6"><text:tab/></text:span><text:span text:style-name="T9">JD</text:span><text:span text:style-name="T7"> &lt;output_name&gt; | &lt;input_name&gt;!</text:span></text:p>
      <text:p text:style-name="P6"/>
      <text:p text:style-name="P6">Disconnect a JACK input port to an output port. <text:s/>If the connection was successfully removed, returns:</text:p>
      <text:p text:style-name="P6"/>
      <text:p text:style-name="P17"><text:span text:style-name="T6"><text:tab/></text:span><text:span text:style-name="T9">JD</text:span><text:span text:style-name="T7"> &lt;output_name&gt; | &lt;input_name&gt;!</text:span></text:p>
      <text:p text:style-name="P9"/>
      <text:p text:style-name="P9">where:</text:p>
      <text:p text:style-name="P11"><text:tab/>&lt;output_name&gt; <text:tab/>The name of the output port, in format <text:span text:style-name="T16">CLIENTNAME</text:span><text:span text:style-name="T15">:</text:span><text:span text:style-name="T16">PORTNAME</text:span>.</text:p>
      <text:p text:style-name="P13"><text:tab/>&lt;input_name&gt; <text:tab/>The name of the input port, in format <text:span text:style-name="T17">CLIENTNAME</text:span><text:span text:style-name="T15">:</text:span><text:span text:style-name="T17">PORTNAME</text:span>.</text:p>
      <text:p text:style-name="P13"/>
      <text:p text:style-name="P13"/>
      <text:p text:style-name="P18">Meter/Status Updates</text:p>
      <text:p text:style-name="P3">METER ENABLE</text:p>
      <text:p text:style-name="P13"><text:tab/><text:span text:style-name="T4">ME</text:span><text:span text:style-name="T20"> &lt;udp-port&gt;!</text:span></text:p>
      <text:p text:style-name="P12"/>
      <text:p text:style-name="P27">where:</text:p>
      <text:p text:style-name="P25"><text:tab/>&lt;udp-port&gt;<text:tab/>UDP port number on client system to send meter update messages.</text:p>
      <text:p text:style-name="P8"/>
      <text:p text:style-name="P8">The following messages are sent by CAE to indicate current status and audio levels. <text:s/>They are sent to the UDP port requested by the Meter Enable ['ME'] command.</text:p>
      <text:p text:style-name="P23"/>
      <text:p text:style-name="P23"/>
      <text:p text:style-name="P23"/>
      <text:p text:style-name="P3"><text:soft-page-break/>PORT METER LEVELS</text:p>
      <text:p text:style-name="P13"><text:tab/><text:span text:style-name="T4">ML</text:span><text:span text:style-name="T20"> &lt;type&gt; &lt;card-num&gt; &lt;port-num&gt; &lt;left-lvl&gt; &lt;right-lvl&gt;!</text:span></text:p>
      <text:p text:style-name="P12"/>
      <text:p text:style-name="P27">Where:</text:p>
      <text:p text:style-name="P26"><text:tab/>&lt;type&gt;<text:tab/><text:tab/>I = Input, O = Output </text:p>
      <text:p text:style-name="P11"><text:tab/>&lt;card-num&gt;<text:tab/>The number of the audio adapter.</text:p>
      <text:p text:style-name="P11"><text:tab/>&lt;port-num&gt;<text:tab/>The port number on the audio adapter.</text:p>
      <text:p text:style-name="P10"><text:span text:style-name="T2"><text:tab/>&lt;left-lvl&gt;</text:span><text:span text:style-name="T3"><text:tab/>Left channel level, in 100ths of dBFS.</text:span></text:p>
      <text:p text:style-name="P10"><text:span text:style-name="T2"><text:tab/>&lt;right-lvl&gt;</text:span><text:span text:style-name="T3"><text:tab/>Right channel level, in 100ths of dBFS.</text:span></text:p>
      <text:p text:style-name="P26"/>
      <text:p text:style-name="P3">OUTPUT STREAM METER LEVELS</text:p>
      <text:p text:style-name="P13"><text:tab/><text:span text:style-name="T4">MO</text:span><text:span text:style-name="T20"> &lt;card-num&gt; &lt;stream-num&gt; &lt;left-lvl&gt; &lt;right-lvl&gt;!</text:span></text:p>
      <text:p text:style-name="P12"/>
      <text:p text:style-name="P27">Where:</text:p>
      <text:p text:style-name="P11"><text:tab/>&lt;card-num&gt;<text:tab/>The number of the audio adapter.</text:p>
      <text:p text:style-name="P11"><text:tab/>&lt;stream-num&gt;<text:tab/>The stream number on the audio adapter.</text:p>
      <text:p text:style-name="P10"><text:span text:style-name="T2"><text:tab/>&lt;left-lvl&gt;</text:span><text:span text:style-name="T3"><text:tab/>Left channel level, in 100ths of dBFS.</text:span></text:p>
      <text:p text:style-name="P26"><text:tab/>&lt;right-lvl&gt;<text:tab/>Right channel level, in 100ths of dBFS.</text:p>
      <text:p text:style-name="P26"/>
      <text:p text:style-name="P3">OUTPUT STREAM POSITION</text:p>
      <text:p text:style-name="P13"><text:tab/><text:span text:style-name="T4">MP</text:span><text:span text:style-name="T20"> &lt;card-num&gt; &lt;stream-num&gt; &lt;pos&gt;!</text:span></text:p>
      <text:p text:style-name="P12"/>
      <text:p text:style-name="P27">Where:</text:p>
      <text:p text:style-name="P11"><text:tab/>&lt;card-num&gt;<text:tab/>The number of the audio adapter.</text:p>
      <text:p text:style-name="P11"><text:tab/>&lt;stream-num&gt;<text:tab/>The stream <text:s/>number on the audio adapter.</text:p>
      <text:p text:style-name="P26"><text:tab/>&lt;pos&gt;<text:tab/><text:tab/>The play position in mS.</text:p>
      <text:p text:style-name="P26"/>
      <text:p text:style-name="P3">OUTPUT STREAM STATUS</text:p>
      <text:p text:style-name="P13"><text:tab/><text:span text:style-name="T4">MS</text:span><text:span text:style-name="T20"> &lt;card-num&gt; &lt;port-num&gt; &lt;stream-num&gt; &lt;status&gt;!</text:span></text:p>
      <text:p text:style-name="P12"/>
      <text:p text:style-name="P27">Where:</text:p>
      <text:p text:style-name="P11"><text:tab/>&lt;card-num&gt;<text:tab/>The number of the audio adapter.</text:p>
      <text:p text:style-name="P11"><text:tab/>&lt;port-num&gt;<text:tab/>The port <text:s/>number on the audio adapter.</text:p>
      <text:p text:style-name="P11"><text:tab/>&lt;stream-num&gt;<text:tab/>The stream <text:s/>number on the audio adapter.</text:p>
      <text:p text:style-name="P26"><text:tab/>&lt;status&gt;<text:tab/>The status. 0 = Stopped, 1 = Playing.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Times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$Build-3</meta:generator>
    <meta:initial-creator>Fred Gleason</meta:initial-creator>
    <meta:creation-date>2002-04-11T12:41:06</meta:creation-date>
    <dc:creator>Fred Gleason</dc:creator>
    <dc:date>2012-11-30T08:22:54</dc:date>
    <meta:printed-by>Fred Gleason</meta:printed-by>
    <meta:print-date>2002-08-19T16:59:29</meta:print-date>
    <meta:editing-cycles>127</meta:editing-cycles>
    <meta:editing-duration>P15DT16H5M28S</meta:editing-duration>
    <meta:document-statistic meta:table-count="0" meta:image-count="0" meta:object-count="0" meta:page-count="9" meta:paragraph-count="284" meta:word-count="1908" meta:character-count="12038" meta:non-whitespace-character-count="10075"/>
    <meta:user-defined meta:name="Info 0"/>
    <meta:user-defined meta:name="Info 1"/>
    <meta:user-defined meta:name="Info 2"/>
    <meta:user-defined meta:name="Info 3"/>
  </office:meta>
</office:document-meta>
</file>